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b596" officeooo:paragraph-rsid="001db596"/>
    </style:style>
    <style:style style:name="P2" style:family="paragraph" style:parent-style-name="Standard">
      <style:text-properties officeooo:rsid="001ef400" officeooo:paragraph-rsid="001ef4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 <text:s/>Stop and Wait Network Simulator Version 1.1 -------- </text:p>
      <text:p text:style-name="P2"/>
      <text:p text:style-name="P2"/>
      <text:p text:style-name="P2">Aluno: Rodrigo Luiz Kovalski 828130</text:p>
      <text:p text:style-name="P2"/>
      <text:p text:style-name="P2"/>
      <text:p text:style-name="P2">Enter the number of messages to simulate: 10 </text:p>
      <text:p text:style-name="P2">Enter <text:s/>packet loss probability [enter 0.0 for no loss]:0.1</text:p>
      <text:p text:style-name="P2">Enter packet corruption probability [0.0 for no corruption]:0.3</text:p>
      <text:p text:style-name="P2">Enter average time between messages from sender's layer5 [ &gt; 0.0]:1000</text:p>
      <text:p text:style-name="P2">Enter TRACE:2</text:p>
      <text:p text:style-name="P2"/>
      <text:p text:style-name="P2">A_init</text:p>
      <text:p text:style-name="P2"/>
      <text:p text:style-name="P2">B_init</text:p>
      <text:p text:style-name="P2"/>
      <text:p text:style-name="P2">EVENT time: 1870.573975, <text:s/>type: 1, fromlayer5 <text:s/>entity: 0</text:p>
      <text:p text:style-name="P2"/>
      <text:p text:style-name="P2">A - Solicitação de envio mensagem: "aaaaaaaaaaaaaaaaaaaa"</text:p>
      <text:p text:style-name="P2"/>
      <text:p text:style-name="P2">A - Criando pacote:</text:p>
      <text:p text:style-name="P2"><text:s text:c="8"/>Seqnum: 1 <text:s text:c="6"/>Acknum: 0 <text:s text:c="6"/>Dados:"aaaaaaaaaaaaaaaaaaaa"</text:p>
      <text:p text:style-name="P2"/>
      <text:p text:style-name="P2">A - Preparando o checksum:</text:p>
      <text:p text:style-name="P2"/>
      <text:p text:style-name="P2">A - Iniciando timer</text:p>
      <text:p text:style-name="P2"/>
      <text:p text:style-name="P2">A - Enviando para a rede</text:p>
      <text:p text:style-name="P2"><text:s text:c="10"/>TOLAYER3: packet being corrupted</text:p>
      <text:p text:style-name="P2"/>
      <text:p text:style-name="P2">EVENT time: 1876.039062, <text:s/>type: 2, fromlayer3 <text:s/>entity: 1</text:p>
      <text:p text:style-name="P2"/>
      <text:p text:style-name="P2">B - Pacote recebido do meio:</text:p>
      <text:p text:style-name="P2"><text:s text:c="8"/>Numero de sequencia: 1</text:p>
      <text:p text:style-name="P2"><text:s text:c="8"/>Numero de acknum: 0</text:p>
      <text:p text:style-name="P2"><text:s text:c="8"/>Numero de checksum: 1941</text:p>
      <text:p text:style-name="P2"><text:s text:c="8"/>Dados do pacote:"Zaaaaaaaaaaaaaaaaaaa"</text:p>
      <text:p text:style-name="P2"/>
      <text:p text:style-name="P2">B - Decriptando o checksum:</text:p>
      <text:p text:style-name="P2"/>
      <text:p text:style-name="P2">B - Pacote está corrompido! Enviando NACK para A</text:p>
      <text:p text:style-name="P2"/>
      <text:p text:style-name="P2">EVENT time: 1878.220703, <text:s/>type: 2, fromlayer3 <text:s/>entity: 0</text:p>
      <text:p text:style-name="P2"/>
      <text:p text:style-name="P2">A - Pacote recebido do meio:</text:p>
      <text:p text:style-name="P2"><text:s text:c="8"/>Seqnum: 1 <text:s text:c="6"/>Acknum: 2 <text:s text:c="6"/>Checksum: 1936 <text:s/>Dados do pacote:"Zaaaaaaaaaaaaaaaaaaa"</text:p>
      <text:p text:style-name="P2"/>
      <text:p text:style-name="P2">A - Pacote de confirmação NACK de recebimento mal sucedido</text:p>
      <text:p text:style-name="P2"/>
      <text:p text:style-name="P2">A - Parando o timer do pacote 1</text:p>
      <text:p text:style-name="P2"/>
      <text:p text:style-name="P2">A - Reiniciando timer</text:p>
      <text:p text:style-name="P2"><text:soft-page-break/></text:p>
      <text:p text:style-name="P2">A - Reenviando pacote atual para B</text:p>
      <text:p text:style-name="P2"/>
      <text:p text:style-name="P2">EVENT time: 1880.241211, <text:s/>type: 2, fromlayer3 <text:s/>entity: 1</text:p>
      <text:p text:style-name="P2"/>
      <text:p text:style-name="P2">B - Pacote recebido do meio:</text:p>
      <text:p text:style-name="P2"><text:s text:c="8"/>Numero de sequencia: 1</text:p>
      <text:p text:style-name="P2"><text:s text:c="8"/>Numero de acknum: 0</text:p>
      <text:p text:style-name="P2"><text:s text:c="8"/>Numero de checksum: 1941</text:p>
      <text:p text:style-name="P2"><text:s text:c="8"/>Dados do pacote:"aaaaaaaaaaaaaaaaaaaa"</text:p>
      <text:p text:style-name="P2"/>
      <text:p text:style-name="P2">B - Decriptando o checksum:</text:p>
      <text:p text:style-name="P2"/>
      <text:p text:style-name="P2">B - O pacote está Ok! Enviando mensagem de confirmação para A</text:p>
      <text:p text:style-name="P2"><text:s text:c="10"/>TOLAYER3: packet being corrupted</text:p>
      <text:p text:style-name="P2"/>
      <text:p text:style-name="P2">B - Enviando dados a aplicação</text:p>
      <text:p text:style-name="P2"/>
      <text:p text:style-name="P2">EVENT time: 1884.708496, <text:s/>type: 2, fromlayer3 <text:s/>entity: 0</text:p>
      <text:p text:style-name="P2"/>
      <text:p text:style-name="P2">A - Pacote recebido do meio:</text:p>
      <text:p text:style-name="P2"><text:s text:c="8"/>Seqnum: 1 <text:s text:c="6"/>Acknum: 1 <text:s text:c="6"/>Checksum: 1942 <text:s/>Dados do pacote:"Zaaaaaaaaaaaaaaaaaaa"</text:p>
      <text:p text:style-name="P2"/>
      <text:p text:style-name="P2">A - Pacote de confirmação ACK corrompido! Ignorando o pacote DROP</text:p>
      <text:p text:style-name="P2"/>
      <text:p text:style-name="P2">EVENT time: 1898.220703, <text:s/>type: 0, timerinterrupt <text:s text:c="2"/>entity: 0</text:p>
      <text:p text:style-name="P2"/>
      <text:p text:style-name="P2">A - Tempo de espera pelo ACK do pacote 1 expirou!</text:p>
      <text:p text:style-name="P2"/>
      <text:p text:style-name="P2">A - Reiniciando timer</text:p>
      <text:p text:style-name="P2"/>
      <text:p text:style-name="P2">A - Reenviando pacote atual para B</text:p>
      <text:p text:style-name="P2"><text:s text:c="10"/>TOLAYER3: packet being lost</text:p>
      <text:p text:style-name="P2"/>
      <text:p text:style-name="P2">EVENT time: 1918.220703, <text:s/>type: 0, timerinterrupt <text:s text:c="2"/>entity: 0</text:p>
      <text:p text:style-name="P2"/>
      <text:p text:style-name="P2">A - Tempo de espera pelo ACK do pacote 1 expirou!</text:p>
      <text:p text:style-name="P2"/>
      <text:p text:style-name="P2">A - Reiniciando timer</text:p>
      <text:p text:style-name="P2"/>
      <text:p text:style-name="P2">A - Reenviando pacote atual para B</text:p>
      <text:p text:style-name="P2"/>
      <text:p text:style-name="P2">EVENT time: 1927.649170, <text:s/>type: 2, fromlayer3 <text:s/>entity: 1</text:p>
      <text:p text:style-name="P2"/>
      <text:p text:style-name="P2">B - Pacote recebido do meio:</text:p>
      <text:p text:style-name="P2"><text:s text:c="8"/>Numero de sequencia: 1</text:p>
      <text:p text:style-name="P2"><text:s text:c="8"/>Numero de acknum: 0</text:p>
      <text:p text:style-name="P2"><text:s text:c="8"/>Numero de checksum: 1941</text:p>
      <text:p text:style-name="P2"><text:s text:c="8"/>Dados do pacote:"aaaaaaaaaaaaaaaaaaaa"</text:p>
      <text:p text:style-name="P2"/>
      <text:p text:style-name="P2">B - Decriptando o checksum:</text:p>
      <text:p text:style-name="P2"/>
      <text:p text:style-name="P2"><text:soft-page-break/>B - O pacote está Ok! Enviando mensagem de confirmação para A</text:p>
      <text:p text:style-name="P2"/>
      <text:p text:style-name="P2">EVENT time: 1935.112061, <text:s/>type: 2, fromlayer3 <text:s/>entity: 0</text:p>
      <text:p text:style-name="P2"/>
      <text:p text:style-name="P2">A - Pacote recebido do meio:</text:p>
      <text:p text:style-name="P2"><text:s text:c="8"/>Seqnum: 1 <text:s text:c="6"/>Acknum: 1 <text:s text:c="6"/>Checksum: 1942 <text:s/>Dados do pacote:"aaaaaaaaaaaaaaaaaaaa"</text:p>
      <text:p text:style-name="P2"/>
      <text:p text:style-name="P2">A - Pacote de confirmação ACK de recebimento bem sucedido</text:p>
      <text:p text:style-name="P2"/>
      <text:p text:style-name="P2">A - Parando o timer do pacote 1</text:p>
      <text:p text:style-name="P2"/>
      <text:p text:style-name="P2">EVENT time: 3512.483887, <text:s/>type: 1, fromlayer5 <text:s/>entity: 0</text:p>
      <text:p text:style-name="P2"/>
      <text:p text:style-name="P2">A - Solicitação de envio mensagem: "bbbbbbbbbbbbbbbbbbbb"</text:p>
      <text:p text:style-name="P2"/>
      <text:p text:style-name="P2">A - Criando pacote:</text:p>
      <text:p text:style-name="P2"><text:s text:c="8"/>Seqnum: 2 <text:s text:c="6"/>Acknum: 0 <text:s text:c="6"/>Dados:"bbbbbbbbbbbbbbbbbbbb"</text:p>
      <text:p text:style-name="P2"/>
      <text:p text:style-name="P2">A - Preparando o checksum:</text:p>
      <text:p text:style-name="P2"/>
      <text:p text:style-name="P2">A - Iniciando timer</text:p>
      <text:p text:style-name="P2"/>
      <text:p text:style-name="P2">A - Enviando para a rede</text:p>
      <text:p text:style-name="P2"/>
      <text:p text:style-name="P2">EVENT time: 3515.214111, <text:s/>type: 2, fromlayer3 <text:s/>entity: 1</text:p>
      <text:p text:style-name="P2"/>
      <text:p text:style-name="P2">B - Pacote recebido do meio:</text:p>
      <text:p text:style-name="P2"><text:s text:c="8"/>Numero de sequencia: 2</text:p>
      <text:p text:style-name="P2"><text:s text:c="8"/>Numero de acknum: 0</text:p>
      <text:p text:style-name="P2"><text:s text:c="8"/>Numero de checksum: 1962</text:p>
      <text:p text:style-name="P2"><text:s text:c="8"/>Dados do pacote:"bbbbbbbbbbbbbbbbbbbb"</text:p>
      <text:p text:style-name="P2"/>
      <text:p text:style-name="P2">B - Decriptando o checksum:</text:p>
      <text:p text:style-name="P2"/>
      <text:p text:style-name="P2">B - O pacote está Ok! Enviando mensagem de confirmação para A</text:p>
      <text:p text:style-name="P2"><text:s text:c="10"/>TOLAYER3: packet being corrupted</text:p>
      <text:p text:style-name="P2"/>
      <text:p text:style-name="P2">B - Enviando dados a aplicação</text:p>
      <text:p text:style-name="P2"/>
      <text:p text:style-name="P2">EVENT time: 3517.580566, <text:s/>type: 2, fromlayer3 <text:s/>entity: 0</text:p>
      <text:p text:style-name="P2"/>
      <text:p text:style-name="P2">A - Pacote recebido do meio:</text:p>
      <text:p text:style-name="P2"><text:s text:c="8"/>Seqnum: 2 <text:s text:c="6"/>Acknum: 1 <text:s text:c="6"/>Checksum: 1963 <text:s/>Dados do pacote:"Zbbbbbbbbbbbbbbbbbbb"</text:p>
      <text:p text:style-name="P2"/>
      <text:p text:style-name="P2">A - Pacote de confirmação ACK corrompido! Ignorando o pacote DROP</text:p>
      <text:p text:style-name="P2"/>
      <text:p text:style-name="P2">EVENT time: 3532.483887, <text:s/>type: 0, timerinterrupt <text:s text:c="2"/>entity: 0</text:p>
      <text:p text:style-name="P2"/>
      <text:p text:style-name="P2">A - Tempo de espera pelo ACK do pacote 2 expirou!</text:p>
      <text:p text:style-name="P2"/>
      <text:p text:style-name="P2">A - Reiniciando timer</text:p>
      <text:p text:style-name="P2"/>
      <text:p text:style-name="P2"><text:soft-page-break/>A - Reenviando pacote atual para B</text:p>
      <text:p text:style-name="P2"><text:s text:c="10"/>TOLAYER3: packet being lost</text:p>
      <text:p text:style-name="P2"/>
      <text:p text:style-name="P2">EVENT time: 3552.483887, <text:s/>type: 0, timerinterrupt <text:s text:c="2"/>entity: 0</text:p>
      <text:p text:style-name="P2"/>
      <text:p text:style-name="P2">A - Tempo de espera pelo ACK do pacote 2 expirou!</text:p>
      <text:p text:style-name="P2"/>
      <text:p text:style-name="P2">A - Reiniciando timer</text:p>
      <text:p text:style-name="P2"/>
      <text:p text:style-name="P2">A - Reenviando pacote atual para B</text:p>
      <text:p text:style-name="P2"><text:s text:c="10"/>TOLAYER3: packet being lost</text:p>
      <text:p text:style-name="P2"/>
      <text:p text:style-name="P2">EVENT time: 3572.483887, <text:s/>type: 0, timerinterrupt <text:s text:c="2"/>entity: 0</text:p>
      <text:p text:style-name="P2"/>
      <text:p text:style-name="P2">A - Tempo de espera pelo ACK do pacote 2 expirou!</text:p>
      <text:p text:style-name="P2"/>
      <text:p text:style-name="P2">A - Reiniciando timer</text:p>
      <text:p text:style-name="P2"/>
      <text:p text:style-name="P2">A - Reenviando pacote atual para B</text:p>
      <text:p text:style-name="P2"/>
      <text:p text:style-name="P2">EVENT time: 3578.732910, <text:s/>type: 2, fromlayer3 <text:s/>entity: 1</text:p>
      <text:p text:style-name="P2"/>
      <text:p text:style-name="P2">B - Pacote recebido do meio:</text:p>
      <text:p text:style-name="P2"><text:s text:c="8"/>Numero de sequencia: 2</text:p>
      <text:p text:style-name="P2"><text:s text:c="8"/>Numero de acknum: 0</text:p>
      <text:p text:style-name="P2"><text:s text:c="8"/>Numero de checksum: 1962</text:p>
      <text:p text:style-name="P2"><text:s text:c="8"/>Dados do pacote:"bbbbbbbbbbbbbbbbbbbb"</text:p>
      <text:p text:style-name="P2"/>
      <text:p text:style-name="P2">B - Decriptando o checksum:</text:p>
      <text:p text:style-name="P2"/>
      <text:p text:style-name="P2">B - O pacote está Ok! Enviando mensagem de confirmação para A</text:p>
      <text:p text:style-name="P2"/>
      <text:p text:style-name="P2">EVENT time: 3580.213623, <text:s/>type: 2, fromlayer3 <text:s/>entity: 0</text:p>
      <text:p text:style-name="P2"/>
      <text:p text:style-name="P2">A - Pacote recebido do meio:</text:p>
      <text:p text:style-name="P2"><text:s text:c="8"/>Seqnum: 2 <text:s text:c="6"/>Acknum: 1 <text:s text:c="6"/>Checksum: 1963 <text:s/>Dados do pacote:"bbbbbbbbbbbbbbbbbbbb"</text:p>
      <text:p text:style-name="P2"/>
      <text:p text:style-name="P2">A - Pacote de confirmação ACK de recebimento bem sucedido</text:p>
      <text:p text:style-name="P2"/>
      <text:p text:style-name="P2">A - Parando o timer do pacote 2</text:p>
      <text:p text:style-name="P2"/>
      <text:p text:style-name="P2">EVENT time: 4630.183594, <text:s/>type: 1, fromlayer5 <text:s/>entity: 0</text:p>
      <text:p text:style-name="P2"/>
      <text:p text:style-name="P2">A - Solicitação de envio mensagem: "cccccccccccccccccccc"</text:p>
      <text:p text:style-name="P2"/>
      <text:p text:style-name="P2">A - Criando pacote:</text:p>
      <text:p text:style-name="P2"><text:s text:c="8"/>Seqnum: 3 <text:s text:c="6"/>Acknum: 0 <text:s text:c="6"/>Dados:"cccccccccccccccccccc"</text:p>
      <text:p text:style-name="P2"/>
      <text:p text:style-name="P2">A - Preparando o checksum:</text:p>
      <text:p text:style-name="P2"/>
      <text:p text:style-name="P2">A - Iniciando timer</text:p>
      <text:p text:style-name="P2"/>
      <text:p text:style-name="P2"><text:soft-page-break/>A - Enviando para a rede</text:p>
      <text:p text:style-name="P2"/>
      <text:p text:style-name="P2">EVENT time: 4636.544434, <text:s/>type: 2, fromlayer3 <text:s/>entity: 1</text:p>
      <text:p text:style-name="P2"/>
      <text:p text:style-name="P2">B - Pacote recebido do meio:</text:p>
      <text:p text:style-name="P2"><text:s text:c="8"/>Numero de sequencia: 3</text:p>
      <text:p text:style-name="P2"><text:s text:c="8"/>Numero de acknum: 0</text:p>
      <text:p text:style-name="P2"><text:s text:c="8"/>Numero de checksum: 1983</text:p>
      <text:p text:style-name="P2"><text:s text:c="8"/>Dados do pacote:"cccccccccccccccccccc"</text:p>
      <text:p text:style-name="P2"/>
      <text:p text:style-name="P2">B - Decriptando o checksum:</text:p>
      <text:p text:style-name="P2"/>
      <text:p text:style-name="P2">B - O pacote está Ok! Enviando mensagem de confirmação para A</text:p>
      <text:p text:style-name="P2"><text:s text:c="10"/>TOLAYER3: packet being lost</text:p>
      <text:p text:style-name="P2"/>
      <text:p text:style-name="P2">B - Enviando dados a aplicação</text:p>
      <text:p text:style-name="P2"/>
      <text:p text:style-name="P2">EVENT time: 4650.183594, <text:s/>type: 0, timerinterrupt <text:s text:c="2"/>entity: 0</text:p>
      <text:p text:style-name="P2"/>
      <text:p text:style-name="P2">A - Tempo de espera pelo ACK do pacote 3 expirou!</text:p>
      <text:p text:style-name="P2"/>
      <text:p text:style-name="P2">A - Reiniciando timer</text:p>
      <text:p text:style-name="P2"/>
      <text:p text:style-name="P2">A - Reenviando pacote atual para B</text:p>
      <text:p text:style-name="P2"/>
      <text:p text:style-name="P2">EVENT time: 4651.242188, <text:s/>type: 2, fromlayer3 <text:s/>entity: 1</text:p>
      <text:p text:style-name="P2"/>
      <text:p text:style-name="P2">B - Pacote recebido do meio:</text:p>
      <text:p text:style-name="P2"><text:s text:c="8"/>Numero de sequencia: 3</text:p>
      <text:p text:style-name="P2"><text:s text:c="8"/>Numero de acknum: 0</text:p>
      <text:p text:style-name="P2"><text:s text:c="8"/>Numero de checksum: 1983</text:p>
      <text:p text:style-name="P2"><text:s text:c="8"/>Dados do pacote:"cccccccccccccccccccc"</text:p>
      <text:p text:style-name="P2"/>
      <text:p text:style-name="P2">B - Decriptando o checksum:</text:p>
      <text:p text:style-name="P2"/>
      <text:p text:style-name="P2">B - O pacote está Ok! Enviando mensagem de confirmação para A</text:p>
      <text:p text:style-name="P2"><text:s text:c="10"/>TOLAYER3: packet being lost</text:p>
      <text:p text:style-name="P2"/>
      <text:p text:style-name="P2">EVENT time: 4670.183594, <text:s/>type: 0, timerinterrupt <text:s text:c="2"/>entity: 0</text:p>
      <text:p text:style-name="P2"/>
      <text:p text:style-name="P2">A - Tempo de espera pelo ACK do pacote 3 expirou!</text:p>
      <text:p text:style-name="P2"/>
      <text:p text:style-name="P2">A - Reiniciando timer</text:p>
      <text:p text:style-name="P2"/>
      <text:p text:style-name="P2">A - Reenviando pacote atual para B</text:p>
      <text:p text:style-name="P2"/>
      <text:p text:style-name="P2">EVENT time: 4675.457520, <text:s/>type: 2, fromlayer3 <text:s/>entity: 1</text:p>
      <text:p text:style-name="P2"/>
      <text:p text:style-name="P2">B - Pacote recebido do meio:</text:p>
      <text:p text:style-name="P2"><text:s text:c="8"/>Numero de sequencia: 3</text:p>
      <text:p text:style-name="P2"><text:s text:c="8"/>Numero de acknum: 0</text:p>
      <text:p text:style-name="P2"><text:s text:c="8"/>Numero de checksum: 1983</text:p>
      <text:p text:style-name="P2"><text:soft-page-break/><text:s text:c="8"/>Dados do pacote:"cccccccccccccccccccc"</text:p>
      <text:p text:style-name="P2"/>
      <text:p text:style-name="P2">B - Decriptando o checksum:</text:p>
      <text:p text:style-name="P2"/>
      <text:p text:style-name="P2">B - O pacote está Ok! Enviando mensagem de confirmação para A</text:p>
      <text:p text:style-name="P2"><text:s text:c="10"/>TOLAYER3: packet being lost</text:p>
      <text:p text:style-name="P2"/>
      <text:p text:style-name="P2">EVENT time: 4690.183594, <text:s/>type: 0, timerinterrupt <text:s text:c="2"/>entity: 0</text:p>
      <text:p text:style-name="P2"/>
      <text:p text:style-name="P2">A - Tempo de espera pelo ACK do pacote 3 expirou!</text:p>
      <text:p text:style-name="P2"/>
      <text:p text:style-name="P2">A - Reiniciando timer</text:p>
      <text:p text:style-name="P2"/>
      <text:p text:style-name="P2">A - Reenviando pacote atual para B</text:p>
      <text:p text:style-name="P2"/>
      <text:p text:style-name="P2">EVENT time: 4698.964844, <text:s/>type: 2, fromlayer3 <text:s/>entity: 1</text:p>
      <text:p text:style-name="P2"/>
      <text:p text:style-name="P2">B - Pacote recebido do meio:</text:p>
      <text:p text:style-name="P2"><text:s text:c="8"/>Numero de sequencia: 3</text:p>
      <text:p text:style-name="P2"><text:s text:c="8"/>Numero de acknum: 0</text:p>
      <text:p text:style-name="P2"><text:s text:c="8"/>Numero de checksum: 1983</text:p>
      <text:p text:style-name="P2"><text:s text:c="8"/>Dados do pacote:"cccccccccccccccccccc"</text:p>
      <text:p text:style-name="P2"/>
      <text:p text:style-name="P2">B - Decriptando o checksum:</text:p>
      <text:p text:style-name="P2"/>
      <text:p text:style-name="P2">B - O pacote está Ok! Enviando mensagem de confirmação para A</text:p>
      <text:p text:style-name="P2"><text:s text:c="10"/>TOLAYER3: packet being lost</text:p>
      <text:p text:style-name="P2"/>
      <text:p text:style-name="P2">EVENT time: 4710.183594, <text:s/>type: 0, timerinterrupt <text:s text:c="2"/>entity: 0</text:p>
      <text:p text:style-name="P2"/>
      <text:p text:style-name="P2">A - Tempo de espera pelo ACK do pacote 3 expirou!</text:p>
      <text:p text:style-name="P2"/>
      <text:p text:style-name="P2">A - Reiniciando timer</text:p>
      <text:p text:style-name="P2"/>
      <text:p text:style-name="P2">A - Reenviando pacote atual para B</text:p>
      <text:p text:style-name="P2"><text:s text:c="10"/>TOLAYER3: packet being lost</text:p>
      <text:p text:style-name="P2"/>
      <text:p text:style-name="P2">EVENT time: 4730.183594, <text:s/>type: 0, timerinterrupt <text:s text:c="2"/>entity: 0</text:p>
      <text:p text:style-name="P2"/>
      <text:p text:style-name="P2">A - Tempo de espera pelo ACK do pacote 3 expirou!</text:p>
      <text:p text:style-name="P2"/>
      <text:p text:style-name="P2">A - Reiniciando timer</text:p>
      <text:p text:style-name="P2"/>
      <text:p text:style-name="P2">A - Reenviando pacote atual para B</text:p>
      <text:p text:style-name="P2"><text:s text:c="10"/>TOLAYER3: packet being corrupted</text:p>
      <text:p text:style-name="P2"/>
      <text:p text:style-name="P2">EVENT time: 4735.002930, <text:s/>type: 2, fromlayer3 <text:s/>entity: 1</text:p>
      <text:p text:style-name="P2"/>
      <text:p text:style-name="P2">B - Pacote recebido do meio:</text:p>
      <text:p text:style-name="P2"><text:s text:c="8"/>Numero de sequencia: 3</text:p>
      <text:p text:style-name="P2"><text:s text:c="8"/>Numero de acknum: 0</text:p>
      <text:p text:style-name="P2"><text:s text:c="8"/>Numero de checksum: 1983</text:p>
      <text:p text:style-name="P2"><text:soft-page-break/><text:s text:c="8"/>Dados do pacote:"Zccccccccccccccccccc"</text:p>
      <text:p text:style-name="P2"/>
      <text:p text:style-name="P2">B - Decriptando o checksum:</text:p>
      <text:p text:style-name="P2"/>
      <text:p text:style-name="P2">B - Pacote está corrompido! Enviando NACK para A</text:p>
      <text:p text:style-name="P2"/>
      <text:p text:style-name="P2">EVENT time: 4738.664551, <text:s/>type: 2, fromlayer3 <text:s/>entity: 0</text:p>
      <text:p text:style-name="P2"/>
      <text:p text:style-name="P2">A - Pacote recebido do meio:</text:p>
      <text:p text:style-name="P2"><text:s text:c="8"/>Seqnum: 3 <text:s text:c="6"/>Acknum: 2 <text:s text:c="6"/>Checksum: 1976 <text:s/>Dados do pacote:"Zccccccccccccccccccc"</text:p>
      <text:p text:style-name="P2"/>
      <text:p text:style-name="P2">A - Pacote de confirmação NACK de recebimento mal sucedido</text:p>
      <text:p text:style-name="P2"/>
      <text:p text:style-name="P2">A - Parando o timer do pacote 3</text:p>
      <text:p text:style-name="P2"/>
      <text:p text:style-name="P2">A - Reiniciando timer</text:p>
      <text:p text:style-name="P2"/>
      <text:p text:style-name="P2">A - Reenviando pacote atual para B</text:p>
      <text:p text:style-name="P2"><text:s text:c="10"/>TOLAYER3: packet being corrupted</text:p>
      <text:p text:style-name="P2"/>
      <text:p text:style-name="P2">EVENT time: 4747.575195, <text:s/>type: 2, fromlayer3 <text:s/>entity: 1</text:p>
      <text:p text:style-name="P2"/>
      <text:p text:style-name="P2">B - Pacote recebido do meio:</text:p>
      <text:p text:style-name="P2"><text:s text:c="8"/>Numero de sequencia: 3</text:p>
      <text:p text:style-name="P2"><text:s text:c="8"/>Numero de acknum: 0</text:p>
      <text:p text:style-name="P2"><text:s text:c="8"/>Numero de checksum: 1983</text:p>
      <text:p text:style-name="P2"><text:s text:c="8"/>Dados do pacote:"Zccccccccccccccccccc"</text:p>
      <text:p text:style-name="P2"/>
      <text:p text:style-name="P2">B - Decriptando o checksum:</text:p>
      <text:p text:style-name="P2"/>
      <text:p text:style-name="P2">B - Pacote está corrompido! Enviando NACK para A</text:p>
      <text:p text:style-name="P2"><text:s text:c="10"/>TOLAYER3: packet being corrupted</text:p>
      <text:p text:style-name="P2"/>
      <text:p text:style-name="P2">EVENT time: 4753.192871, <text:s/>type: 2, fromlayer3 <text:s/>entity: 0</text:p>
      <text:p text:style-name="P2"/>
      <text:p text:style-name="P2">A - Pacote recebido do meio:</text:p>
      <text:p text:style-name="P2"><text:s text:c="8"/>Seqnum: 3 <text:s text:c="6"/>Acknum: 2 <text:s text:c="6"/>Checksum: 1976 <text:s/>Dados do pacote:"Zccccccccccccccccccc"</text:p>
      <text:p text:style-name="P2"/>
      <text:p text:style-name="P2">A - Pacote de confirmação NACK de recebimento mal sucedido</text:p>
      <text:p text:style-name="P2"/>
      <text:p text:style-name="P2">A - Parando o timer do pacote 3</text:p>
      <text:p text:style-name="P2"/>
      <text:p text:style-name="P2">A - Reiniciando timer</text:p>
      <text:p text:style-name="P2"/>
      <text:p text:style-name="P2">A - Reenviando pacote atual para B</text:p>
      <text:p text:style-name="P2"><text:s text:c="10"/>TOLAYER3: packet being corrupted</text:p>
      <text:p text:style-name="P2"/>
      <text:p text:style-name="P2">EVENT time: 4755.224609, <text:s/>type: 2, fromlayer3 <text:s/>entity: 1</text:p>
      <text:p text:style-name="P2"/>
      <text:p text:style-name="P2">B - Pacote recebido do meio:</text:p>
      <text:p text:style-name="P2"><text:s text:c="8"/>Numero de sequencia: 3</text:p>
      <text:p text:style-name="P2"><text:s text:c="8"/>Numero de acknum: 0</text:p>
      <text:p text:style-name="P2"><text:soft-page-break/><text:s text:c="8"/>Numero de checksum: 1983</text:p>
      <text:p text:style-name="P2"><text:s text:c="8"/>Dados do pacote:"Zccccccccccccccccccc"</text:p>
      <text:p text:style-name="P2"/>
      <text:p text:style-name="P2">B - Decriptando o checksum:</text:p>
      <text:p text:style-name="P2"/>
      <text:p text:style-name="P2">B - Pacote está corrompido! Enviando NACK para A</text:p>
      <text:p text:style-name="P2"><text:s text:c="10"/>TOLAYER3: packet being corrupted</text:p>
      <text:p text:style-name="P2"/>
      <text:p text:style-name="P2">EVENT time: 4762.967773, <text:s/>type: 2, fromlayer3 <text:s/>entity: 0</text:p>
      <text:p text:style-name="P2"/>
      <text:p text:style-name="P2">A - Pacote recebido do meio:</text:p>
      <text:p text:style-name="P2"><text:s text:c="8"/>Seqnum: 3 <text:s text:c="6"/>Acknum: 2 <text:s text:c="6"/>Checksum: 1976 <text:s/>Dados do pacote:"Zccccccccccccccccccc"</text:p>
      <text:p text:style-name="P2"/>
      <text:p text:style-name="P2">A - Pacote de confirmação NACK de recebimento mal sucedido</text:p>
      <text:p text:style-name="P2"/>
      <text:p text:style-name="P2">A - Parando o timer do pacote 3</text:p>
      <text:p text:style-name="P2"/>
      <text:p text:style-name="P2">A - Reiniciando timer</text:p>
      <text:p text:style-name="P2"/>
      <text:p text:style-name="P2">A - Reenviando pacote atual para B</text:p>
      <text:p text:style-name="P2"/>
      <text:p text:style-name="P2">EVENT time: 4769.659180, <text:s/>type: 2, fromlayer3 <text:s/>entity: 1</text:p>
      <text:p text:style-name="P2"/>
      <text:p text:style-name="P2">B - Pacote recebido do meio:</text:p>
      <text:p text:style-name="P2"><text:s text:c="8"/>Numero de sequencia: 3</text:p>
      <text:p text:style-name="P2"><text:s text:c="8"/>Numero de acknum: 0</text:p>
      <text:p text:style-name="P2"><text:s text:c="8"/>Numero de checksum: 1983</text:p>
      <text:p text:style-name="P2"><text:s text:c="8"/>Dados do pacote:"cccccccccccccccccccc"</text:p>
      <text:p text:style-name="P2"/>
      <text:p text:style-name="P2">B - Decriptando o checksum:</text:p>
      <text:p text:style-name="P2"/>
      <text:p text:style-name="P2">B - O pacote está Ok! Enviando mensagem de confirmação para A</text:p>
      <text:p text:style-name="P2"><text:s text:c="10"/>TOLAYER3: packet being corrupted</text:p>
      <text:p text:style-name="P2"/>
      <text:p text:style-name="P2">EVENT time: 4775.131836, <text:s/>type: 2, fromlayer3 <text:s/>entity: 0</text:p>
      <text:p text:style-name="P2"/>
      <text:p text:style-name="P2">A - Pacote recebido do meio:</text:p>
      <text:p text:style-name="P2"><text:s text:c="8"/>Seqnum: 3 <text:s text:c="6"/>Acknum: 1 <text:s text:c="6"/>Checksum: 1984 <text:s/>Dados do pacote:"Zccccccccccccccccccc"</text:p>
      <text:p text:style-name="P2"/>
      <text:p text:style-name="P2">A - Pacote de confirmação ACK corrompido! Ignorando o pacote DROP</text:p>
      <text:p text:style-name="P2"/>
      <text:p text:style-name="P2">EVENT time: 4782.967773, <text:s/>type: 0, timerinterrupt <text:s text:c="2"/>entity: 0</text:p>
      <text:p text:style-name="P2"/>
      <text:p text:style-name="P2">A - Tempo de espera pelo ACK do pacote 3 expirou!</text:p>
      <text:p text:style-name="P2"/>
      <text:p text:style-name="P2">A - Reiniciando timer</text:p>
      <text:p text:style-name="P2"/>
      <text:p text:style-name="P2">A - Reenviando pacote atual para B</text:p>
      <text:p text:style-name="P2"/>
      <text:p text:style-name="P2">EVENT time: 4788.354492, <text:s/>type: 2, fromlayer3 <text:s/>entity: 1</text:p>
      <text:p text:style-name="P2"/>
      <text:p text:style-name="P2">B - Pacote recebido do meio:</text:p>
      <text:p text:style-name="P2"><text:soft-page-break/><text:s text:c="8"/>Numero de sequencia: 3</text:p>
      <text:p text:style-name="P2"><text:s text:c="8"/>Numero de acknum: 0</text:p>
      <text:p text:style-name="P2"><text:s text:c="8"/>Numero de checksum: 1983</text:p>
      <text:p text:style-name="P2"><text:s text:c="8"/>Dados do pacote:"cccccccccccccccccccc"</text:p>
      <text:p text:style-name="P2"/>
      <text:p text:style-name="P2">B - Decriptando o checksum:</text:p>
      <text:p text:style-name="P2"/>
      <text:p text:style-name="P2">B - O pacote está Ok! Enviando mensagem de confirmação para A</text:p>
      <text:p text:style-name="P2"/>
      <text:p text:style-name="P2">EVENT time: 4790.058594, <text:s/>type: 2, fromlayer3 <text:s/>entity: 0</text:p>
      <text:p text:style-name="P2"/>
      <text:p text:style-name="P2">A - Pacote recebido do meio:</text:p>
      <text:p text:style-name="P2"><text:s text:c="8"/>Seqnum: 3 <text:s text:c="6"/>Acknum: 1 <text:s text:c="6"/>Checksum: 1984 <text:s/>Dados do pacote:"cccccccccccccccccccc"</text:p>
      <text:p text:style-name="P2"/>
      <text:p text:style-name="P2">A - Pacote de confirmação ACK de recebimento bem sucedido</text:p>
      <text:p text:style-name="P2"/>
      <text:p text:style-name="P2">A - Parando o timer do pacote 3</text:p>
      <text:p text:style-name="P2"/>
      <text:p text:style-name="P2">EVENT time: 5705.288086, <text:s/>type: 1, fromlayer5 <text:s/>entity: 0</text:p>
      <text:p text:style-name="P2"/>
      <text:p text:style-name="P2">A - Solicitação de envio mensagem: "dddddddddddddddddddd"</text:p>
      <text:p text:style-name="P2"/>
      <text:p text:style-name="P2">A - Criando pacote:</text:p>
      <text:p text:style-name="P2"><text:s text:c="8"/>Seqnum: 4 <text:s text:c="6"/>Acknum: 0 <text:s text:c="6"/>Dados:"dddddddddddddddddddd"</text:p>
      <text:p text:style-name="P2"/>
      <text:p text:style-name="P2">A - Preparando o checksum:</text:p>
      <text:p text:style-name="P2"/>
      <text:p text:style-name="P2">A - Iniciando timer</text:p>
      <text:p text:style-name="P2"/>
      <text:p text:style-name="P2">A - Enviando para a rede</text:p>
      <text:p text:style-name="P2"/>
      <text:p text:style-name="P2">EVENT time: 5713.246094, <text:s/>type: 2, fromlayer3 <text:s/>entity: 1</text:p>
      <text:p text:style-name="P2"/>
      <text:p text:style-name="P2">B - Pacote recebido do meio:</text:p>
      <text:p text:style-name="P2"><text:s text:c="8"/>Numero de sequencia: 4</text:p>
      <text:p text:style-name="P2"><text:s text:c="8"/>Numero de acknum: 0</text:p>
      <text:p text:style-name="P2"><text:s text:c="8"/>Numero de checksum: 2004</text:p>
      <text:p text:style-name="P2"><text:s text:c="8"/>Dados do pacote:"dddddddddddddddddddd"</text:p>
      <text:p text:style-name="P2"/>
      <text:p text:style-name="P2">B - Decriptando o checksum:</text:p>
      <text:p text:style-name="P2"/>
      <text:p text:style-name="P2">B - O pacote está Ok! Enviando mensagem de confirmação para A</text:p>
      <text:p text:style-name="P2"/>
      <text:p text:style-name="P2">B - Enviando dados a aplicação</text:p>
      <text:p text:style-name="P2"/>
      <text:p text:style-name="P2">EVENT time: 5717.638672, <text:s/>type: 2, fromlayer3 <text:s/>entity: 0</text:p>
      <text:p text:style-name="P2"/>
      <text:p text:style-name="P2">A - Pacote recebido do meio:</text:p>
      <text:p text:style-name="P2"><text:s text:c="8"/>Seqnum: 4 <text:s text:c="6"/>Acknum: 1 <text:s text:c="6"/>Checksum: 2005 <text:s/>Dados do pacote:"dddddddddddddddddddd"</text:p>
      <text:p text:style-name="P2"/>
      <text:p text:style-name="P2">A - Pacote de confirmação ACK de recebimento bem sucedido</text:p>
      <text:p text:style-name="P2"/>
      <text:p text:style-name="P2"><text:soft-page-break/>A - Parando o timer do pacote 4</text:p>
      <text:p text:style-name="P2"/>
      <text:p text:style-name="P2">EVENT time: 5821.666992, <text:s/>type: 1, fromlayer5 <text:s/>entity: 0</text:p>
      <text:p text:style-name="P2"/>
      <text:p text:style-name="P2">A - Solicitação de envio mensagem: "eeeeeeeeeeeeeeeeeeee"</text:p>
      <text:p text:style-name="P2"/>
      <text:p text:style-name="P2">A - Criando pacote:</text:p>
      <text:p text:style-name="P2"><text:s text:c="8"/>Seqnum: 5 <text:s text:c="6"/>Acknum: 0 <text:s text:c="6"/>Dados:"eeeeeeeeeeeeeeeeeeee"</text:p>
      <text:p text:style-name="P2"/>
      <text:p text:style-name="P2">A - Preparando o checksum:</text:p>
      <text:p text:style-name="P2"/>
      <text:p text:style-name="P2">A - Iniciando timer</text:p>
      <text:p text:style-name="P2"/>
      <text:p text:style-name="P2">A - Enviando para a rede</text:p>
      <text:p text:style-name="P2"/>
      <text:p text:style-name="P2">EVENT time: 5831.515137, <text:s/>type: 2, fromlayer3 <text:s/>entity: 1</text:p>
      <text:p text:style-name="P2"/>
      <text:p text:style-name="P2">B - Pacote recebido do meio:</text:p>
      <text:p text:style-name="P2"><text:s text:c="8"/>Numero de sequencia: 5</text:p>
      <text:p text:style-name="P2"><text:s text:c="8"/>Numero de acknum: 0</text:p>
      <text:p text:style-name="P2"><text:s text:c="8"/>Numero de checksum: 2025</text:p>
      <text:p text:style-name="P2"><text:s text:c="8"/>Dados do pacote:"eeeeeeeeeeeeeeeeeeee"</text:p>
      <text:p text:style-name="P2"/>
      <text:p text:style-name="P2">B - Decriptando o checksum:</text:p>
      <text:p text:style-name="P2"/>
      <text:p text:style-name="P2">B - O pacote está Ok! Enviando mensagem de confirmação para A</text:p>
      <text:p text:style-name="P2"/>
      <text:p text:style-name="P2">B - Enviando dados a aplicação</text:p>
      <text:p text:style-name="P2"/>
      <text:p text:style-name="P2">EVENT time: 5834.260254, <text:s/>type: 2, fromlayer3 <text:s/>entity: 0</text:p>
      <text:p text:style-name="P2"/>
      <text:p text:style-name="P2">A - Pacote recebido do meio:</text:p>
      <text:p text:style-name="P2"><text:s text:c="8"/>Seqnum: 5 <text:s text:c="6"/>Acknum: 1 <text:s text:c="6"/>Checksum: 2026 <text:s/>Dados do pacote:"eeeeeeeeeeeeeeeeeeee"</text:p>
      <text:p text:style-name="P2"/>
      <text:p text:style-name="P2">A - Pacote de confirmação ACK de recebimento bem sucedido</text:p>
      <text:p text:style-name="P2"/>
      <text:p text:style-name="P2">A - Parando o timer do pacote 5</text:p>
      <text:p text:style-name="P2"/>
      <text:p text:style-name="P2">EVENT time: 6425.721191, <text:s/>type: 1, fromlayer5 <text:s/>entity: 0</text:p>
      <text:p text:style-name="P2"/>
      <text:p text:style-name="P2">A - Solicitação de envio mensagem: "ffffffffffffffffffff"</text:p>
      <text:p text:style-name="P2"/>
      <text:p text:style-name="P2">A - Criando pacote:</text:p>
      <text:p text:style-name="P2"><text:s text:c="8"/>Seqnum: 6 <text:s text:c="6"/>Acknum: 0 <text:s text:c="6"/>Dados:"ffffffffffffffffffff"</text:p>
      <text:p text:style-name="P2"/>
      <text:p text:style-name="P2">A - Preparando o checksum:</text:p>
      <text:p text:style-name="P2"/>
      <text:p text:style-name="P2">A - Iniciando timer</text:p>
      <text:p text:style-name="P2"/>
      <text:p text:style-name="P2">A - Enviando para a rede</text:p>
      <text:p text:style-name="P2"/>
      <text:p text:style-name="P2">EVENT time: 6432.336914, <text:s/>type: 2, fromlayer3 <text:s/>entity: 1</text:p>
      <text:p text:style-name="P2"><text:soft-page-break/></text:p>
      <text:p text:style-name="P2">B - Pacote recebido do meio:</text:p>
      <text:p text:style-name="P2"><text:s text:c="8"/>Numero de sequencia: 6</text:p>
      <text:p text:style-name="P2"><text:s text:c="8"/>Numero de acknum: 0</text:p>
      <text:p text:style-name="P2"><text:s text:c="8"/>Numero de checksum: 2046</text:p>
      <text:p text:style-name="P2"><text:s text:c="8"/>Dados do pacote:"ffffffffffffffffffff"</text:p>
      <text:p text:style-name="P2"/>
      <text:p text:style-name="P2">B - Decriptando o checksum:</text:p>
      <text:p text:style-name="P2"/>
      <text:p text:style-name="P2">B - O pacote está Ok! Enviando mensagem de confirmação para A</text:p>
      <text:p text:style-name="P2"/>
      <text:p text:style-name="P2">B - Enviando dados a aplicação</text:p>
      <text:p text:style-name="P2"/>
      <text:p text:style-name="P2">EVENT time: 6435.644043, <text:s/>type: 2, fromlayer3 <text:s/>entity: 0</text:p>
      <text:p text:style-name="P2"/>
      <text:p text:style-name="P2">A - Pacote recebido do meio:</text:p>
      <text:p text:style-name="P2"><text:s text:c="8"/>Seqnum: 6 <text:s text:c="6"/>Acknum: 1 <text:s text:c="6"/>Checksum: 2047 <text:s/>Dados do pacote:"ffffffffffffffffffff"</text:p>
      <text:p text:style-name="P2"/>
      <text:p text:style-name="P2">A - Pacote de confirmação ACK de recebimento bem sucedido</text:p>
      <text:p text:style-name="P2"/>
      <text:p text:style-name="P2">A - Parando o timer do pacote 6</text:p>
      <text:p text:style-name="P2"/>
      <text:p text:style-name="P2">EVENT time: 7933.972656, <text:s/>type: 1, fromlayer5 <text:s/>entity: 0</text:p>
      <text:p text:style-name="P2"/>
      <text:p text:style-name="P2">A - Solicitação de envio mensagem: "gggggggggggggggggggg"</text:p>
      <text:p text:style-name="P2"/>
      <text:p text:style-name="P2">A - Criando pacote:</text:p>
      <text:p text:style-name="P2"><text:s text:c="8"/>Seqnum: 7 <text:s text:c="6"/>Acknum: 0 <text:s text:c="6"/>Dados:"gggggggggggggggggggg"</text:p>
      <text:p text:style-name="P2"/>
      <text:p text:style-name="P2">A - Preparando o checksum:</text:p>
      <text:p text:style-name="P2"/>
      <text:p text:style-name="P2">A - Iniciando timer</text:p>
      <text:p text:style-name="P2"/>
      <text:p text:style-name="P2">A - Enviando para a rede</text:p>
      <text:p text:style-name="P2"><text:s text:c="10"/>TOLAYER3: packet being corrupted</text:p>
      <text:p text:style-name="P2"/>
      <text:p text:style-name="P2">EVENT time: 7935.486816, <text:s/>type: 2, fromlayer3 <text:s/>entity: 1</text:p>
      <text:p text:style-name="P2"/>
      <text:p text:style-name="P2">B - Pacote recebido do meio:</text:p>
      <text:p text:style-name="P2"><text:s text:c="8"/>Numero de sequencia: 7</text:p>
      <text:p text:style-name="P2"><text:s text:c="8"/>Numero de acknum: 0</text:p>
      <text:p text:style-name="P2"><text:s text:c="8"/>Numero de checksum: 2067</text:p>
      <text:p text:style-name="P2"><text:s text:c="8"/>Dados do pacote:"Zggggggggggggggggggg"</text:p>
      <text:p text:style-name="P2"/>
      <text:p text:style-name="P2">B - Decriptando o checksum:</text:p>
      <text:p text:style-name="P2"/>
      <text:p text:style-name="P2">B - Pacote está corrompido! Enviando NACK para A</text:p>
      <text:p text:style-name="P2"><text:s text:c="10"/>TOLAYER3: packet being corrupted</text:p>
      <text:p text:style-name="P2"/>
      <text:p text:style-name="P2">EVENT time: 7936.584961, <text:s/>type: 2, fromlayer3 <text:s/>entity: 0</text:p>
      <text:p text:style-name="P2"/>
      <text:p text:style-name="P2">A - Pacote recebido do meio:</text:p>
      <text:p text:style-name="P2"><text:soft-page-break/><text:s text:c="8"/>Seqnum: 7 <text:s text:c="6"/>Acknum: 2 <text:s text:c="6"/>Checksum: 2056 <text:s/>Dados do pacote:"Zggggggggggggggggggg"</text:p>
      <text:p text:style-name="P2"/>
      <text:p text:style-name="P2">A - Pacote de confirmação NACK de recebimento mal sucedido</text:p>
      <text:p text:style-name="P2"/>
      <text:p text:style-name="P2">A - Parando o timer do pacote 7</text:p>
      <text:p text:style-name="P2"/>
      <text:p text:style-name="P2">A - Reiniciando timer</text:p>
      <text:p text:style-name="P2"/>
      <text:p text:style-name="P2">A - Reenviando pacote atual para B</text:p>
      <text:p text:style-name="P2"/>
      <text:p text:style-name="P2">EVENT time: 7938.734375, <text:s/>type: 2, fromlayer3 <text:s/>entity: 1</text:p>
      <text:p text:style-name="P2"/>
      <text:p text:style-name="P2">B - Pacote recebido do meio:</text:p>
      <text:p text:style-name="P2"><text:s text:c="8"/>Numero de sequencia: 7</text:p>
      <text:p text:style-name="P2"><text:s text:c="8"/>Numero de acknum: 0</text:p>
      <text:p text:style-name="P2"><text:s text:c="8"/>Numero de checksum: 2067</text:p>
      <text:p text:style-name="P2"><text:s text:c="8"/>Dados do pacote:"gggggggggggggggggggg"</text:p>
      <text:p text:style-name="P2"/>
      <text:p text:style-name="P2">B - Decriptando o checksum:</text:p>
      <text:p text:style-name="P2"/>
      <text:p text:style-name="P2">B - O pacote está Ok! Enviando mensagem de confirmação para A</text:p>
      <text:p text:style-name="P2"><text:s text:c="10"/>TOLAYER3: packet being corrupted</text:p>
      <text:p text:style-name="P2"/>
      <text:p text:style-name="P2">B - Enviando dados a aplicação</text:p>
      <text:p text:style-name="P2"/>
      <text:p text:style-name="P2">EVENT time: 7940.318359, <text:s/>type: 2, fromlayer3 <text:s/>entity: 0</text:p>
      <text:p text:style-name="P2"/>
      <text:p text:style-name="P2">A - Pacote recebido do meio:</text:p>
      <text:p text:style-name="P2"><text:s text:c="8"/>Seqnum: 7 <text:s text:c="6"/>Acknum: 1 <text:s text:c="6"/>Checksum: 2068 <text:s/>Dados do pacote:"Zggggggggggggggggggg"</text:p>
      <text:p text:style-name="P2"/>
      <text:p text:style-name="P2">A - Pacote de confirmação ACK corrompido! Ignorando o pacote DROP</text:p>
      <text:p text:style-name="P2"/>
      <text:p text:style-name="P2">EVENT time: 7956.584961, <text:s/>type: 0, timerinterrupt <text:s text:c="2"/>entity: 0</text:p>
      <text:p text:style-name="P2"/>
      <text:p text:style-name="P2">A - Tempo de espera pelo ACK do pacote 7 expirou!</text:p>
      <text:p text:style-name="P2"/>
      <text:p text:style-name="P2">A - Reiniciando timer</text:p>
      <text:p text:style-name="P2"/>
      <text:p text:style-name="P2">A - Reenviando pacote atual para B</text:p>
      <text:p text:style-name="P2"/>
      <text:p text:style-name="P2">EVENT time: 7961.832031, <text:s/>type: 2, fromlayer3 <text:s/>entity: 1</text:p>
      <text:p text:style-name="P2"/>
      <text:p text:style-name="P2">B - Pacote recebido do meio:</text:p>
      <text:p text:style-name="P2"><text:s text:c="8"/>Numero de sequencia: 7</text:p>
      <text:p text:style-name="P2"><text:s text:c="8"/>Numero de acknum: 0</text:p>
      <text:p text:style-name="P2"><text:s text:c="8"/>Numero de checksum: 2067</text:p>
      <text:p text:style-name="P2"><text:s text:c="8"/>Dados do pacote:"gggggggggggggggggggg"</text:p>
      <text:p text:style-name="P2"/>
      <text:p text:style-name="P2">B - Decriptando o checksum:</text:p>
      <text:p text:style-name="P2"/>
      <text:p text:style-name="P2">B - O pacote está Ok! Enviando mensagem de confirmação para A</text:p>
      <text:p text:style-name="P2"><text:s text:c="10"/>TOLAYER3: packet being corrupted</text:p>
      <text:p text:style-name="P2"><text:soft-page-break/></text:p>
      <text:p text:style-name="P2">EVENT time: 7970.775879, <text:s/>type: 2, fromlayer3 <text:s/>entity: 0</text:p>
      <text:p text:style-name="P2"/>
      <text:p text:style-name="P2">A - Pacote recebido do meio:</text:p>
      <text:p text:style-name="P2"><text:s text:c="8"/>Seqnum: 7 <text:s text:c="6"/>Acknum: 1 <text:s text:c="6"/>Checksum: 2068 <text:s/>Dados do pacote:"Zggggggggggggggggggg"</text:p>
      <text:p text:style-name="P2"/>
      <text:p text:style-name="P2">A - Pacote de confirmação ACK corrompido! Ignorando o pacote DROP</text:p>
      <text:p text:style-name="P2"/>
      <text:p text:style-name="P2">EVENT time: 7976.584961, <text:s/>type: 0, timerinterrupt <text:s text:c="2"/>entity: 0</text:p>
      <text:p text:style-name="P2"/>
      <text:p text:style-name="P2">A - Tempo de espera pelo ACK do pacote 7 expirou!</text:p>
      <text:p text:style-name="P2"/>
      <text:p text:style-name="P2">A - Reiniciando timer</text:p>
      <text:p text:style-name="P2"/>
      <text:p text:style-name="P2">A - Reenviando pacote atual para B</text:p>
      <text:p text:style-name="P2"><text:s text:c="10"/>TOLAYER3: packet being corrupted</text:p>
      <text:p text:style-name="P2"/>
      <text:p text:style-name="P2">EVENT time: 7985.907227, <text:s/>type: 2, fromlayer3 <text:s/>entity: 1</text:p>
      <text:p text:style-name="P2"/>
      <text:p text:style-name="P2">B - Pacote recebido do meio:</text:p>
      <text:p text:style-name="P2"><text:s text:c="8"/>Numero de sequencia: 7</text:p>
      <text:p text:style-name="P2"><text:s text:c="8"/>Numero de acknum: 0</text:p>
      <text:p text:style-name="P2"><text:s text:c="8"/>Numero de checksum: 2067</text:p>
      <text:p text:style-name="P2"><text:s text:c="8"/>Dados do pacote:"Zggggggggggggggggggg"</text:p>
      <text:p text:style-name="P2"/>
      <text:p text:style-name="P2">B - Decriptando o checksum:</text:p>
      <text:p text:style-name="P2"/>
      <text:p text:style-name="P2">B - Pacote está corrompido! Enviando NACK para A</text:p>
      <text:p text:style-name="P2"><text:s text:c="10"/>TOLAYER3: packet being corrupted</text:p>
      <text:p text:style-name="P2"/>
      <text:p text:style-name="P2">EVENT time: 7988.903809, <text:s/>type: 2, fromlayer3 <text:s/>entity: 0</text:p>
      <text:p text:style-name="P2"/>
      <text:p text:style-name="P2">A - Pacote recebido do meio:</text:p>
      <text:p text:style-name="P2"><text:s text:c="8"/>Seqnum: 7 <text:s text:c="6"/>Acknum: 2 <text:s text:c="6"/>Checksum: 2056 <text:s/>Dados do pacote:"Zggggggggggggggggggg"</text:p>
      <text:p text:style-name="P2"/>
      <text:p text:style-name="P2">A - Pacote de confirmação NACK de recebimento mal sucedido</text:p>
      <text:p text:style-name="P2"/>
      <text:p text:style-name="P2">A - Parando o timer do pacote 7</text:p>
      <text:p text:style-name="P2"/>
      <text:p text:style-name="P2">A - Reiniciando timer</text:p>
      <text:p text:style-name="P2"/>
      <text:p text:style-name="P2">A - Reenviando pacote atual para B</text:p>
      <text:p text:style-name="P2"><text:s text:c="10"/>TOLAYER3: packet being corrupted</text:p>
      <text:p text:style-name="P2"/>
      <text:p text:style-name="P2">EVENT time: 7990.052734, <text:s/>type: 2, fromlayer3 <text:s/>entity: 1</text:p>
      <text:p text:style-name="P2"/>
      <text:p text:style-name="P2">B - Pacote recebido do meio:</text:p>
      <text:p text:style-name="P2"><text:s text:c="8"/>Numero de sequencia: 7</text:p>
      <text:p text:style-name="P2"><text:s text:c="8"/>Numero de acknum: 999999</text:p>
      <text:p text:style-name="P2"><text:s text:c="8"/>Numero de checksum: 2067</text:p>
      <text:p text:style-name="P2"><text:s text:c="8"/>Dados do pacote:"gggggggggggggggggggg"</text:p>
      <text:p text:style-name="P2"/>
      <text:p text:style-name="P2"><text:soft-page-break/>B - Decriptando o checksum:</text:p>
      <text:p text:style-name="P2"/>
      <text:p text:style-name="P2">B - Pacote está corrompido! Enviando NACK para A</text:p>
      <text:p text:style-name="P2"/>
      <text:p text:style-name="P2">EVENT time: 7997.621094, <text:s/>type: 2, fromlayer3 <text:s/>entity: 0</text:p>
      <text:p text:style-name="P2"/>
      <text:p text:style-name="P2">A - Pacote recebido do meio:</text:p>
      <text:p text:style-name="P2"><text:s text:c="8"/>Seqnum: 7 <text:s text:c="6"/>Acknum: 2 <text:s text:c="6"/>Checksum: 2069 <text:s/>Dados do pacote:"gggggggggggggggggggg"</text:p>
      <text:p text:style-name="P2"/>
      <text:p text:style-name="P2">A - Pacote de confirmação NACK de recebimento mal sucedido</text:p>
      <text:p text:style-name="P2"/>
      <text:p text:style-name="P2">A - Parando o timer do pacote 7</text:p>
      <text:p text:style-name="P2"/>
      <text:p text:style-name="P2">A - Reiniciando timer</text:p>
      <text:p text:style-name="P2"/>
      <text:p text:style-name="P2">A - Reenviando pacote atual para B</text:p>
      <text:p text:style-name="P2"/>
      <text:p text:style-name="P2">EVENT time: 8001.794922, <text:s/>type: 2, fromlayer3 <text:s/>entity: 1</text:p>
      <text:p text:style-name="P2"/>
      <text:p text:style-name="P2">B - Pacote recebido do meio:</text:p>
      <text:p text:style-name="P2"><text:s text:c="8"/>Numero de sequencia: 7</text:p>
      <text:p text:style-name="P2"><text:s text:c="8"/>Numero de acknum: 0</text:p>
      <text:p text:style-name="P2"><text:s text:c="8"/>Numero de checksum: 2067</text:p>
      <text:p text:style-name="P2"><text:s text:c="8"/>Dados do pacote:"gggggggggggggggggggg"</text:p>
      <text:p text:style-name="P2"/>
      <text:p text:style-name="P2">B - Decriptando o checksum:</text:p>
      <text:p text:style-name="P2"/>
      <text:p text:style-name="P2">B - O pacote está Ok! Enviando mensagem de confirmação para A</text:p>
      <text:p text:style-name="P2"/>
      <text:p text:style-name="P2">EVENT time: 8009.396973, <text:s/>type: 2, fromlayer3 <text:s/>entity: 0</text:p>
      <text:p text:style-name="P2"/>
      <text:p text:style-name="P2">A - Pacote recebido do meio:</text:p>
      <text:p text:style-name="P2"><text:s text:c="8"/>Seqnum: 7 <text:s text:c="6"/>Acknum: 1 <text:s text:c="6"/>Checksum: 2068 <text:s/>Dados do pacote:"gggggggggggggggggggg"</text:p>
      <text:p text:style-name="P2"/>
      <text:p text:style-name="P2">A - Pacote de confirmação ACK de recebimento bem sucedido</text:p>
      <text:p text:style-name="P2"/>
      <text:p text:style-name="P2">A - Parando o timer do pacote 7</text:p>
      <text:p text:style-name="P2"/>
      <text:p text:style-name="P2">EVENT time: 9102.700195, <text:s/>type: 1, fromlayer5 <text:s/>entity: 0</text:p>
      <text:p text:style-name="P2"/>
      <text:p text:style-name="P2">A - Solicitação de envio mensagem: "hhhhhhhhhhhhhhhhhhhh"</text:p>
      <text:p text:style-name="P2"/>
      <text:p text:style-name="P2">A - Criando pacote:</text:p>
      <text:p text:style-name="P2"><text:s text:c="8"/>Seqnum: 8 <text:s text:c="6"/>Acknum: 0 <text:s text:c="6"/>Dados:"hhhhhhhhhhhhhhhhhhhh"</text:p>
      <text:p text:style-name="P2"/>
      <text:p text:style-name="P2">A - Preparando o checksum:</text:p>
      <text:p text:style-name="P2"/>
      <text:p text:style-name="P2">A - Iniciando timer</text:p>
      <text:p text:style-name="P2"/>
      <text:p text:style-name="P2">A - Enviando para a rede</text:p>
      <text:p text:style-name="P2"/>
      <text:p text:style-name="P2">EVENT time: 9107.600586, <text:s/>type: 2, fromlayer3 <text:s/>entity: 1</text:p>
      <text:p text:style-name="P2"><text:soft-page-break/></text:p>
      <text:p text:style-name="P2">B - Pacote recebido do meio:</text:p>
      <text:p text:style-name="P2"><text:s text:c="8"/>Numero de sequencia: 8</text:p>
      <text:p text:style-name="P2"><text:s text:c="8"/>Numero de acknum: 0</text:p>
      <text:p text:style-name="P2"><text:s text:c="8"/>Numero de checksum: 2088</text:p>
      <text:p text:style-name="P2"><text:s text:c="8"/>Dados do pacote:"hhhhhhhhhhhhhhhhhhhh"</text:p>
      <text:p text:style-name="P2"/>
      <text:p text:style-name="P2">B - Decriptando o checksum:</text:p>
      <text:p text:style-name="P2"/>
      <text:p text:style-name="P2">B - O pacote está Ok! Enviando mensagem de confirmação para A</text:p>
      <text:p text:style-name="P2"/>
      <text:p text:style-name="P2">B - Enviando dados a aplicação</text:p>
      <text:p text:style-name="P2"/>
      <text:p text:style-name="P2">EVENT time: 9117.338867, <text:s/>type: 2, fromlayer3 <text:s/>entity: 0</text:p>
      <text:p text:style-name="P2"/>
      <text:p text:style-name="P2">A - Pacote recebido do meio:</text:p>
      <text:p text:style-name="P2"><text:s text:c="8"/>Seqnum: 8 <text:s text:c="6"/>Acknum: 1 <text:s text:c="6"/>Checksum: 2089 <text:s/>Dados do pacote:"hhhhhhhhhhhhhhhhhhhh"</text:p>
      <text:p text:style-name="P2"/>
      <text:p text:style-name="P2">A - Pacote de confirmação ACK de recebimento bem sucedido</text:p>
      <text:p text:style-name="P2"/>
      <text:p text:style-name="P2">A - Parando o timer do pacote 8</text:p>
      <text:p text:style-name="P2"/>
      <text:p text:style-name="P2">EVENT time: 10274.186523, <text:s/>type: 1, fromlayer5 <text:s/>entity: 0</text:p>
      <text:p text:style-name="P2"/>
      <text:p text:style-name="P2">A - Solicitação de envio mensagem: "iiiiiiiiiiiiiiiiiiii"</text:p>
      <text:p text:style-name="P2"/>
      <text:p text:style-name="P2">A - Criando pacote:</text:p>
      <text:p text:style-name="P2"><text:s text:c="8"/>Seqnum: 9 <text:s text:c="6"/>Acknum: 0 <text:s text:c="6"/>Dados:"iiiiiiiiiiiiiiiiiiii"</text:p>
      <text:p text:style-name="P2"/>
      <text:p text:style-name="P2">A - Preparando o checksum:</text:p>
      <text:p text:style-name="P2"/>
      <text:p text:style-name="P2">A - Iniciando timer</text:p>
      <text:p text:style-name="P2"/>
      <text:p text:style-name="P2">A - Enviando para a rede</text:p>
      <text:p text:style-name="P2"/>
      <text:p text:style-name="P2">EVENT time: 10280.128906, <text:s/>type: 2, fromlayer3 <text:s/>entity: 1</text:p>
      <text:p text:style-name="P2"/>
      <text:p text:style-name="P2">B - Pacote recebido do meio:</text:p>
      <text:p text:style-name="P2"><text:s text:c="8"/>Numero de sequencia: 9</text:p>
      <text:p text:style-name="P2"><text:s text:c="8"/>Numero de acknum: 0</text:p>
      <text:p text:style-name="P2"><text:s text:c="8"/>Numero de checksum: 2109</text:p>
      <text:p text:style-name="P2"><text:s text:c="8"/>Dados do pacote:"iiiiiiiiiiiiiiiiiiii"</text:p>
      <text:p text:style-name="P2"/>
      <text:p text:style-name="P2">B - Decriptando o checksum:</text:p>
      <text:p text:style-name="P2"/>
      <text:p text:style-name="P2">B - O pacote está Ok! Enviando mensagem de confirmação para A</text:p>
      <text:p text:style-name="P2"><text:s text:c="10"/>TOLAYER3: packet being lost</text:p>
      <text:p text:style-name="P2"/>
      <text:p text:style-name="P2">B - Enviando dados a aplicação</text:p>
      <text:p text:style-name="P2"/>
      <text:p text:style-name="P2">EVENT time: 10294.186523, <text:s/>type: 0, timerinterrupt <text:s text:c="2"/>entity: 0</text:p>
      <text:p text:style-name="P2"/>
      <text:p text:style-name="P2"><text:soft-page-break/>A - Tempo de espera pelo ACK do pacote 9 expirou!</text:p>
      <text:p text:style-name="P2"/>
      <text:p text:style-name="P2">A - Reiniciando timer</text:p>
      <text:p text:style-name="P2"/>
      <text:p text:style-name="P2">A - Reenviando pacote atual para B</text:p>
      <text:p text:style-name="P2"/>
      <text:p text:style-name="P2">EVENT time: 10301.017578, <text:s/>type: 2, fromlayer3 <text:s/>entity: 1</text:p>
      <text:p text:style-name="P2"/>
      <text:p text:style-name="P2">B - Pacote recebido do meio:</text:p>
      <text:p text:style-name="P2"><text:s text:c="8"/>Numero de sequencia: 9</text:p>
      <text:p text:style-name="P2"><text:s text:c="8"/>Numero de acknum: 0</text:p>
      <text:p text:style-name="P2"><text:s text:c="8"/>Numero de checksum: 2109</text:p>
      <text:p text:style-name="P2"><text:s text:c="8"/>Dados do pacote:"iiiiiiiiiiiiiiiiiiii"</text:p>
      <text:p text:style-name="P2"/>
      <text:p text:style-name="P2">B - Decriptando o checksum:</text:p>
      <text:p text:style-name="P2"/>
      <text:p text:style-name="P2">B - O pacote está Ok! Enviando mensagem de confirmação para A</text:p>
      <text:p text:style-name="P2"/>
      <text:p text:style-name="P2">EVENT time: 10310.217773, <text:s/>type: 2, fromlayer3 <text:s/>entity: 0</text:p>
      <text:p text:style-name="P2"/>
      <text:p text:style-name="P2">A - Pacote recebido do meio:</text:p>
      <text:p text:style-name="P2"><text:s text:c="8"/>Seqnum: 9 <text:s text:c="6"/>Acknum: 1 <text:s text:c="6"/>Checksum: 2110 <text:s/>Dados do pacote:"iiiiiiiiiiiiiiiiiiii"</text:p>
      <text:p text:style-name="P2"/>
      <text:p text:style-name="P2">A - Pacote de confirmação ACK de recebimento bem sucedido</text:p>
      <text:p text:style-name="P2"/>
      <text:p text:style-name="P2">A - Parando o timer do pacote 9</text:p>
      <text:p text:style-name="P2"/>
      <text:p text:style-name="P2">EVENT time: 10790.132812, <text:s/>type: 1, fromlayer5 <text:s/>entity: 0</text:p>
      <text:p text:style-name="P2"/>
      <text:p text:style-name="P2">A - Solicitação de envio mensagem: "jjjjjjjjjjjjjjjjjjjj"</text:p>
      <text:p text:style-name="P2"/>
      <text:p text:style-name="P2">A - Criando pacote:</text:p>
      <text:p text:style-name="P2"><text:s text:c="8"/>Seqnum: 10 <text:s text:c="5"/>Acknum: 0 <text:s text:c="6"/>Dados:"jjjjjjjjjjjjjjjjjjjj"</text:p>
      <text:p text:style-name="P2"/>
      <text:p text:style-name="P2">A - Preparando o checksum:</text:p>
      <text:p text:style-name="P2"/>
      <text:p text:style-name="P2">A - Iniciando timer</text:p>
      <text:p text:style-name="P2"/>
      <text:p text:style-name="P2">A - Enviando para a rede</text:p>
      <text:p text:style-name="P2"/>
      <text:p text:style-name="P2">EVENT time: 10796.671875, <text:s/>type: 2, fromlayer3 <text:s/>entity: 1</text:p>
      <text:p text:style-name="P2"><text:s/>Simulator terminated at time 10796.671875</text:p>
      <text:p text:style-name="P2"><text:s/>after sending 10 msgs from layer5</text:p>
      <text:p text:style-name="P2"/>
      <text:p text:style-name="P2">Process returned 78 (0x4E) <text:s text:c="2"/>execution time : 13.817 s</text:p>
      <text:p text:style-name="P2">Press ENTER to contin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dProxy </meta:initial-creator>
    <meta:creation-date>2016-06-23T10:44:00.071561915</meta:creation-date>
    <dc:date>2016-06-23T11:22:17.306470553</dc:date>
    <dc:creator>RedProxy </dc:creator>
    <meta:editing-duration>PT8M6S</meta:editing-duration>
    <meta:editing-cycles>1</meta:editing-cycles>
    <meta:document-statistic meta:table-count="0" meta:image-count="0" meta:object-count="0" meta:page-count="16" meta:paragraph-count="496" meta:word-count="3128" meta:character-count="20607" meta:non-whitespace-character-count="16087"/>
    <meta:generator>LibreOffice/4.2.8.2$Linux_X86_64 LibreOffice_project/420m0$Build-2</meta:generator>
  </office:meta>
</office:document-meta>
</file>